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9.66pt"/>
    </style:style>
    <style:style style:name="co2" style:family="table-column">
      <style:table-column-properties fo:break-before="auto" style:column-width="122.2pt"/>
    </style:style>
    <style:style style:name="co3" style:family="table-column">
      <style:table-column-properties fo:break-before="auto" style:column-width="199.39pt"/>
    </style:style>
    <style:style style:name="co4" style:family="table-column">
      <style:table-column-properties fo:break-before="auto" style:column-width="90.51pt"/>
    </style:style>
    <style:style style:name="co5" style:family="table-column">
      <style:table-column-properties fo:break-before="auto" style:column-width="244.91pt"/>
    </style:style>
    <style:style style:name="co6" style:family="table-column">
      <style:table-column-properties fo:break-before="auto" style:column-width="39.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p101g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P101G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ackage_QFP:LQFP-48_7x7mm_P0.5mm</text:p>
          </table:table-cell>
          <table:table-cell office:value-type="string" calcext:value-type="string">
            <text:p>IP101GA</text:p>
          </table:table-cell>
          <table:table-cell office:value-type="string" calcext:value-type="string">
            <text:p>http://www.bdtic.com/DataSheet/ICplus/IP101G_DS_R01_20121224.pdf</text:p>
          </table:table-cell>
          <table:table-cell office:value-type="string" calcext:value-type="string">
            <text:p>Single port 10/100 MII/RMII Fast Ethernet Phy transceiver, Auto MDI/MDIX, 3.3V, 25/50MHz flexible clock source, integrated 49.9Ohm termination resistors. 7X7mm LQFP-48 0.5mm</text:p>
          </table:table-cell>
          <table:table-cell/>
        </table:table-row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Hidden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ESET_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DC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DIO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XE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XER/FXS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XCLK/50M_CLKI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lk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XCLK/50M_CLKO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XD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XD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XD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XD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XD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XD2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XD1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XD0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XER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XDV/CRS_DV/FX_HEN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L/RMII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RS/LEDMOD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DI_TN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DI_TP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DI_RN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DI_RP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ED0/PHY_AD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ED1/PHY_AD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D2/PHY_AD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ED3/PHY_AD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INTR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lk</text:p>
          </table:table-cell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EST_O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VDD33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GOUT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SET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GND33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GND1V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DGND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GND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GND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1T03:11:37.741331322</dc:date>
    <meta:editing-duration>PT20M49S</meta:editing-duration>
    <meta:editing-cycles>6</meta:editing-cycles>
    <meta:generator>LibreOffice/6.0.7.3$Linux_X86_64 LibreOffice_project/00m0$Build-3</meta:generator>
    <meta:document-statistic meta:table-count="1" meta:cell-count="318" meta:object-count="0"/>
  </office:meta>
</office:document-meta>
</file>